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6.325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5.101cm"/>
    </style:style>
    <style:style style:name="co7" style:family="table-column">
      <style:table-column-properties fo:break-before="auto" style:column-width="6.4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7.487cm" svg:y="4.589cm">
            <draw:object draw:notify-on-update-of-ranges="Feuille1.D2:Feuille1.D2 Feuille1.D3:Feuille1.D6 Feuille1.E2:Feuille1.E2 Feuille1.E3:Feuille1.E6 Feuille1.F2:Feuille1.F2 Feuille1.F3:Feuille1.F6 Feuille1.G2:Feuille1.G2 Feuille1.G3:Feuille1.G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row table:style-name="ro1">
          <table:table-cell table:number-columns-repeated="4"/>
          <table:table-cell table:style-name="Default" office:value-type="string" calcext:value-type="string">
            <text:p><text:s/>outgoing throughput(message/second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incoming messages</text:p>
          </table:table-cell>
          <table:table-cell office:value-type="string" calcext:value-type="string">
            <text:p>outgoing messages</text:p>
          </table:table-cell>
          <table:table-cell office:value-type="string" calcext:value-type="string">
            <text:p>scenario</text:p>
          </table:table-cell>
          <table:table-cell table:style-name="Default" office:value-type="string" calcext:value-type="string">
            <text:p>monothreaded</text:p>
          </table:table-cell>
          <table:table-cell table:style-name="Default" office:value-type="string" calcext:value-type="string">
            <text:p>synchronized, unbounded pool</text:p>
          </table:table-cell>
          <table:table-cell table:style-name="Default" office:value-type="string" calcext:value-type="string">
            <text:p>concurrent collections, unbounded pool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000 x 10</text:p>
          </table:table-cell>
          <table:table-cell office:value-type="float" office:value="20120724.3460765" calcext:value-type="float">
            <text:p>20120724</text:p>
          </table:table-cell>
          <table:table-cell office:value-type="float" office:value="6381620.93171666" calcext:value-type="float">
            <text:p>6381621</text:p>
          </table:table-cell>
          <table:table-cell office:value-type="float" office:value="9852216.74876847" calcext:value-type="float">
            <text:p>98522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00 x 1000</text:p>
          </table:table-cell>
          <table:table-cell office:value-type="float" office:value="16920473.7732657" calcext:value-type="float">
            <text:p>16920474</text:p>
          </table:table-cell>
          <table:table-cell office:value-type="float" office:value="7552870.09063444" calcext:value-type="float">
            <text:p>7552870</text:p>
          </table:table-cell>
          <table:table-cell office:value-type="float" office:value="8576329.33104631" calcext:value-type="float">
            <text:p>85763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0 x 100000</text:p>
          </table:table-cell>
          <table:table-cell office:value-type="float" office:value="5491488.19330038" calcext:value-type="float">
            <text:p>5491488</text:p>
          </table:table-cell>
          <table:table-cell office:value-type="float" office:value="1555693.8394524" calcext:value-type="float">
            <text:p>1555694</text:p>
          </table:table-cell>
          <table:table-cell office:value-type="float" office:value="2297794.11764706" calcext:value-type="float">
            <text:p>22977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00000" calcext:value-type="float">
            <text:p>10000000</text:p>
          </table:table-cell>
          <table:table-cell office:value-type="string" calcext:value-type="string">
            <text:p>1 x 10000000</text:p>
          </table:table-cell>
          <table:table-cell office:value-type="float" office:value="666666.666666667" calcext:value-type="float">
            <text:p>66666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4"/>
          <table:table-cell table:style-name="Default" table:formula="of:=[.C6]/[.E6]" office:value-type="float" office:value="15" calcext:value-type="float">
            <text:p>15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2">00/00/0000</text:date>, <text:time style:data-style-name="N2" text:time-value="15:27:13.699448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22:40:18.562727881</meta:creation-date>
    <dc:date>2015-07-12T15:45:30.797021768</dc:date>
    <meta:editing-duration>PT24M37S</meta:editing-duration>
    <meta:editing-cycles>5</meta:editing-cycles>
    <meta:generator>LibreOffice/4.3.7.2$Linux_X86_64 LibreOffice_project/430m0$Build-2</meta:generator>
    <meta:document-statistic meta:table-count="1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88cm" svg:y="3.504cm" style:legend-expansion="high" chart:style-name="ch2"/>
        <chart:plot-area chart:style-name="ch3" table:cell-range-address="Feuille1.D2:Feuille1.G6" chart:data-source-has-labels="both" svg:x="0.32cm" svg:y="0.18cm" svg:width="9.948cm" svg:height="8.64cm">
          <chartooo:coordinate-region svg:x="2.053cm" svg:y="0.379cm" svg:width="8.131cm" svg:height="7.396cm"/>
          <chart:axis chart:dimension="x" chart:name="primary-x" chart:style-name="ch4" chartooo:axis-type="auto">
            <chartooo:date-scale/>
            <chart:categories table:cell-range-address="Feuille1.D3:Feuille1.D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E3:Feuille1.E6" chart:label-cell-address="Feuille1.E2:Feuille1.E2" chart:class="chart:bar">
            <chart:data-point chart:repeated="4"/>
          </chart:series>
          <chart:series chart:style-name="ch8" chart:values-cell-range-address="Feuille1.F3:Feuille1.F6" chart:label-cell-address="Feuille1.F2:Feuille1.F2" chart:class="chart:bar">
            <chart:data-point chart:repeated="4"/>
          </chart:series>
          <chart:series chart:style-name="ch9" chart:values-cell-range-address="Feuille1.G3:Feuille1.G6" chart:label-cell-address="Feuille1.G2:Feuille1.G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threaded</text:p>
                <draw:g>
                  <svg:desc>Feuille1.E2:Feuille1.E2</svg:desc>
                </draw:g>
              </table:table-cell>
              <table:table-cell office:value-type="string">
                <text:p>synchronized, unbounded pool</text:p>
                <draw:g>
                  <svg:desc>Feuille1.F2:Feuille1.F2</svg:desc>
                </draw:g>
              </table:table-cell>
              <table:table-cell office:value-type="string">
                <text:p>concurrent collections, unbounded pool</text:p>
                <draw:g>
                  <svg:desc>Feuille1.G2:Feuille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x 10</text:p>
                <draw:g>
                  <svg:desc>Feuille1.D3:Feuille1.D6</svg:desc>
                </draw:g>
              </table:table-cell>
              <table:table-cell office:value-type="float" office:value="20120724.3460765">
                <text:p>20120724.3460765</text:p>
                <draw:g>
                  <svg:desc>Feuille1.E3:Feuille1.E6</svg:desc>
                </draw:g>
              </table:table-cell>
              <table:table-cell office:value-type="float" office:value="6381620.93171666">
                <text:p>6381620.93171666</text:p>
                <draw:g>
                  <svg:desc>Feuille1.F3:Feuille1.F6</svg:desc>
                </draw:g>
              </table:table-cell>
              <table:table-cell office:value-type="float" office:value="9852216.74876847">
                <text:p>9852216.74876847</text:p>
                <draw:g>
                  <svg:desc>Feuille1.G3:Feuille1.G6</svg:desc>
                </draw:g>
              </table:table-cell>
            </table:table-row>
            <table:table-row>
              <table:table-cell office:value-type="string">
                <text:p>100 x 1000</text:p>
              </table:table-cell>
              <table:table-cell office:value-type="float" office:value="16920473.7732657">
                <text:p>16920473.7732657</text:p>
              </table:table-cell>
              <table:table-cell office:value-type="float" office:value="7552870.09063444">
                <text:p>7552870.09063444</text:p>
              </table:table-cell>
              <table:table-cell office:value-type="float" office:value="8576329.33104631">
                <text:p>8576329.33104631</text:p>
              </table:table-cell>
            </table:table-row>
            <table:table-row>
              <table:table-cell office:value-type="string">
                <text:p>10 x 100000</text:p>
              </table:table-cell>
              <table:table-cell office:value-type="float" office:value="5491488.19330038">
                <text:p>5491488.19330038</text:p>
              </table:table-cell>
              <table:table-cell office:value-type="float" office:value="1555693.8394524">
                <text:p>1555693.8394524</text:p>
              </table:table-cell>
              <table:table-cell office:value-type="float" office:value="2297794.11764706">
                <text:p>2297794.11764706</text:p>
              </table:table-cell>
            </table:table-row>
            <table:table-row>
              <table:table-cell office:value-type="string">
                <text:p>1 x 10000000</text:p>
              </table:table-cell>
              <table:table-cell office:value-type="float" office:value="666666.666666667">
                <text:p>666666.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